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28df1" officeooo:paragraph-rsid="00028df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28df1" officeooo:paragraph-rsid="00028df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28df1" officeooo:paragraph-rsid="0002cc8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4cb6e" officeooo:paragraph-rsid="0004cb6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28df1" officeooo:paragraph-rsid="00028d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28df1" officeooo:paragraph-rsid="0002cc8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28df1" officeooo:paragraph-rsid="000728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28df1" officeooo:paragraph-rsid="000b6f5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28df1" officeooo:paragraph-rsid="00028df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b6f54" officeooo:paragraph-rsid="000b6f5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4cb6e" officeooo:paragraph-rsid="00028df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4cb6e" officeooo:paragraph-rsid="0004cb6e" style:font-size-asian="10.5pt" style:font-weight-asian="bold" style:font-size-complex="12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weight="bold" officeooo:rsid="0004cb6e" style:font-weight-asian="bold" style:font-weight-complex="bold"/>
    </style:style>
    <style:style style:name="T2" style:family="text">
      <style:text-properties officeooo:rsid="0004cb6e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Markierfeld 1" form:control-implementation="ooo:com.sun.star.form.component.CheckBox" xml:id="control1" form:id="control1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" form:id="control2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4" form:id="control4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" form:id="control5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" form:id="control6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" form:id="control7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" form:id="control8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" form:id="control9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" form:id="control10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" form:id="control11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2" form:id="control12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3" form:id="control13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4" form:id="control14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5" form:id="control15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6" form:id="control16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7" form:id="control17" form:label="Markierfel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feld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eld 6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6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6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6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feld 2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reviews Checkliste</text:p>
      <text:p text:style-name="P2"/>
      <text:p text:style-name="P2"/>
      <text:p text:style-name="P2"/>
      <text:p text:style-name="P2">Review Informationen:</text:p>
      <text:p text:style-name="P5">Prüfer:<text:tab/><draw:control text:anchor-type="as-char" draw:z-index="18" draw:name="Form3" draw:style-name="gr4" draw:text-style-name="P14" svg:width="7.681cm" svg:height="0.551cm" draw:control="control19"/></text:p>
      <text:p text:style-name="P8">Entwickler: <text:tab/><draw:control text:anchor-type="as-char" draw:z-index="19" draw:name="Form3" draw:style-name="gr4" draw:text-style-name="P14" svg:width="7.681cm" svg:height="0.551cm" draw:control="control20"/></text:p>
      <text:p text:style-name="P8">User Story:<text:tab/><draw:control text:anchor-type="as-char" draw:z-index="20" draw:name="Form3" draw:style-name="gr4" draw:text-style-name="P14" svg:width="7.681cm" svg:height="0.551cm" draw:control="control21"/></text:p>
      <text:p text:style-name="P10">Datum: <text:tab/><draw:control text:anchor-type="as-char" draw:z-index="21" draw:name="Form3" draw:style-name="gr4" draw:text-style-name="P14" svg:width="7.681cm" svg:height="0.551cm" draw:control="control22"/></text:p>
      <text:p text:style-name="P8">Geprüfte Dateien:<text:tab/><draw:control text:anchor-type="as-char" draw:z-index="22" draw:name="Form3" draw:style-name="gr4" draw:text-style-name="P14" svg:width="7.681cm" svg:height="0.551cm" draw:control="control23"/></text:p>
      <text:p text:style-name="P8"><text:tab/><text:tab/><text:tab/><draw:control text:anchor-type="as-char" draw:z-index="23" draw:name="Form3" draw:style-name="gr4" draw:text-style-name="P14" svg:width="7.681cm" svg:height="0.551cm" draw:control="control24"/></text:p>
      <text:p text:style-name="P8"/>
      <text:p text:style-name="P5"><draw:control text:anchor-type="paragraph" draw:z-index="17" draw:name="Form2" draw:style-name="gr3" draw:text-style-name="P14" svg:width="9.737cm" svg:height="10.372cm" svg:x="9.006cm" svg:y="0.413cm" draw:control="control18"/><text:tab/><text:tab/><text:tab/><text:tab/><text:tab/><text:tab/><text:tab/> <text:s/><text:span text:style-name="T1">Kommentare:</text:span></text:p>
      <text:p text:style-name="P3"><draw:control text:anchor-type="as-char" svg:y="-0.392cm" draw:z-index="0" draw:name="Form1" draw:style-name="gr1" draw:text-style-name="P13" svg:width="0.556cm" svg:height="0.477cm" draw:control="control1"/><text:s/>Coding Stil</text:p>
      <text:p text:style-name="P6"><text:tab/><draw:control text:anchor-type="as-char" draw:z-index="1" draw:name="Form1" draw:style-name="gr2" draw:text-style-name="P13" svg:width="0.556cm" svg:height="0.477cm" draw:control="control2"/> Verständlich</text:p>
      <text:p text:style-name="P6"><text:tab/><draw:control text:anchor-type="as-char" draw:z-index="2" draw:name="Form1" draw:style-name="gr2" draw:text-style-name="P13" svg:width="0.556cm" svg:height="0.477cm" draw:control="control3"/> korrekte Einrückung</text:p>
      <text:p text:style-name="P6"><text:tab/><draw:control text:anchor-type="as-char" draw:z-index="3" draw:name="Form1" draw:style-name="gr2" draw:text-style-name="P13" svg:width="0.556cm" svg:height="0.477cm" draw:control="control4"/>keine überlangen Codezeilen</text:p>
      <text:p text:style-name="P6"><text:tab/> <text:s text:c="5"/>Methoden haben keine </text:p>
      <text:p text:style-name="P6"><text:tab/><draw:control text:anchor-type="as-char" draw:z-index="4" draw:name="Form1" draw:style-name="gr2" draw:text-style-name="P13" svg:width="0.556cm" svg:height="0.477cm" draw:control="control5"/> überflüssigen Parameter</text:p>
      <text:p text:style-name="P6"><text:tab/><draw:control text:anchor-type="as-char" draw:z-index="5" draw:name="Form1" draw:style-name="gr2" draw:text-style-name="P13" svg:width="0.556cm" svg:height="0.477cm" draw:control="control6"/> keine unnötigen Variablen</text:p>
      <text:p text:style-name="P7"><text:tab/><draw:control text:anchor-type="as-char" draw:z-index="6" draw:name="Form1" draw:style-name="gr2" draw:text-style-name="P13" svg:width="0.556cm" svg:height="0.477cm" draw:control="control7"/> Benennung der Variablen,</text:p>
      <text:p text:style-name="P7"><text:tab/> <text:s text:c="5"/>Methoden und Funktionen</text:p>
      <text:p text:style-name="P6"><text:tab/><text:tab/><draw:control text:anchor-type="as-char" draw:z-index="7" draw:name="Form1" draw:style-name="gr2" draw:text-style-name="P13" svg:width="0.556cm" svg:height="0.477cm" draw:control="control8"/>passende Namenswahl</text:p>
      <text:p text:style-name="P6"><text:tab/><text:tab/><draw:control text:anchor-type="as-char" draw:z-index="8" draw:name="Form1" draw:style-name="gr2" draw:text-style-name="P13" svg:width="0.556cm" svg:height="0.477cm" draw:control="control9"/>nur Underscores</text:p>
      <text:p text:style-name="P6"><text:tab/><draw:control text:anchor-type="as-char" draw:z-index="9" draw:name="Form1" draw:style-name="gr2" draw:text-style-name="P13" svg:width="0.556cm" svg:height="0.477cm" draw:control="control10"/> Abstand zwischen Methoden</text:p>
      <text:p text:style-name="P3"><draw:control text:anchor-type="as-char" draw:z-index="16" draw:name="Form1" draw:style-name="gr2" draw:text-style-name="P13" svg:width="0.556cm" svg:height="0.477cm" draw:control="control17"/><text:s/>Kommentare</text:p>
      <text:p text:style-name="P6"><text:tab/><draw:control text:anchor-type="as-char" draw:z-index="10" draw:name="Form1" draw:style-name="gr2" draw:text-style-name="P13" svg:width="0.556cm" svg:height="0.477cm" draw:control="control11"/> keine unnötigen Kommentare</text:p>
      <text:p text:style-name="P6"><text:tab/><draw:control text:anchor-type="as-char" draw:z-index="11" draw:name="Form1" draw:style-name="gr2" draw:text-style-name="P13" svg:width="0.556cm" svg:height="0.477cm" draw:control="control12"/> Abhängigkeiten dokumentiert</text:p>
      <text:p text:style-name="P6"><text:tab/><draw:control text:anchor-type="as-char" draw:z-index="12" draw:name="Form1" draw:style-name="gr2" draw:text-style-name="P13" svg:width="0.556cm" svg:height="0.477cm" draw:control="control13"/> keine überlangen Kommentarzeilen</text:p>
      <text:p text:style-name="P6"><text:tab/><draw:control text:anchor-type="as-char" draw:z-index="13" draw:name="Form1" draw:style-name="gr2" draw:text-style-name="P13" svg:width="0.556cm" svg:height="0.477cm" draw:control="control14"/> kein auskommentierter Code</text:p>
      <text:p text:style-name="P3"><draw:control text:anchor-type="as-char" draw:z-index="15" draw:name="Form1" draw:style-name="gr2" draw:text-style-name="P13" svg:width="0.556cm" svg:height="0.477cm" draw:control="control16"/><text:s/>Fehlermeldungen</text:p>
      <text:p text:style-name="P6"><text:tab/><draw:control text:anchor-type="as-char" draw:z-index="14" draw:name="Form1" draw:style-name="gr2" draw:text-style-name="P13" svg:width="0.556cm" svg:height="0.477cm" draw:control="control15"/> verständliche Fehlermeldungen</text:p>
      <text:p text:style-name="P11"/>
      <text:p text:style-name="P11"/>
      <text:p text:style-name="P4"/>
      <text:p text:style-name="P4">Durchgeführte Anpassungen:<draw:control text:anchor-type="as-char" draw:z-index="24" draw:name="Form4" draw:style-name="gr5" draw:text-style-name="P14" svg:width="17.992cm" svg:height="5.543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3-28T18:32:14.801000000</dc:date>
    <meta:editing-duration>PT15M10S</meta:editing-duration>
    <meta:editing-cycles>8</meta:editing-cycles>
    <meta:document-statistic meta:table-count="0" meta:image-count="0" meta:object-count="0" meta:page-count="1" meta:paragraph-count="29" meta:word-count="58" meta:character-count="604" meta:non-whitespace-character-count="510"/>
  </office:meta>
</office:document-meta>
</file>